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raphical Dashboard for iIaaS</text:p>
      <text:p text:style-name="Standard"/>
      <text:p text:style-name="Standard">This project has been developed to have a common web interface to manage instances and volumes across multiple cloud providers. This interface is mainly designed for the mobile devices like tablets, iphone and smart phones. </text:p>
      <text:p text:style-name="Standard"/>
      <text:p text:style-name="Standard">The following are the details as to how to use this project:</text:p>
      <text:p text:style-name="Standard"/>
      <text:p text:style-name="P8">Tools and Technologies:</text:p>
      <text:list xml:id="list711187012" text:style-name="L1">
        <text:list-item>
          <text:p text:style-name="P1">Apache Tomcat 6</text:p>
        </text:list-item>
        <text:list-item>
          <text:p text:style-name="P1">Java 6</text:p>
        </text:list-item>
        <text:list-item>
          <text:p text:style-name="P1">Javascript</text:p>
        </text:list-item>
        <text:list-item>
          <text:p text:style-name="P1">Ajax</text:p>
        </text:list-item>
        <text:list-item>
          <text:p text:style-name="P1">HTML5 </text:p>
        </text:list-item>
        <text:list-item>
          <text:p text:style-name="P1">CSS</text:p>
        </text:list-item>
        <text:list-item>
          <text:p text:style-name="P1">Servlets</text:p>
        </text:list-item>
        <text:list-item>
          <text:p text:style-name="P1">Eclipse IDE</text:p>
        </text:list-item>
      </text:list>
      <text:p text:style-name="Standard"/>
      <text:p text:style-name="P8">Libraries</text:p>
      <text:list xml:id="list1557925551" text:style-name="L2">
        <text:list-item>
          <text:p text:style-name="P2">Jclouds – This is the third party library that allows us to connect different cloud providers with a single api call. The code can be found at <text:a xlink:type="simple" xlink:href="https://github.com/jclouds/jclouds">https://github.com/jclouds/jclouds</text:a>. Follow the instructions in this guide to download and install jclouds <text:a xlink:type="simple" xlink:href="http://www.jclouds.org/documentation/userguide/installation-guide/">http://www.jclouds.org/documentation/userguide/installation-guide/</text:a>. In case of any problems following the installation guide, please run the script found at <text:a xlink:type="simple" xlink:href="https://gist.github.com/3360972">https://gist.github.com/3360972</text:a></text:p>
        </text:list-item>
      </text:list>
      <text:p text:style-name="Standard"/>
      <text:p text:style-name="P8">Directory Structure:</text:p>
      <text:p text:style-name="Standard"/>
      <text:p text:style-name="Standard"><text:tab/>After downloading the jclouds jars, place them in the folder IAAS/WebContent/WEB-INF/lib. </text:p>
      <text:p text:style-name="Standard">Now the complete IAAS can be imported as an Dynamic Web project in Eclipse IDE and run using Apache Tomcat 6. The project would run on the url <text:a xlink:type="simple" xlink:href="http://localhost:8080/IAAS/login.jsp">http://localhost:8080/IAAS/login.jsp</text:a>. </text:p>
      <text:p text:style-name="Standard"/>
      <text:p text:style-name="P8">Work done so far</text:p>
      <text:p text:style-name="Standard"/>
      <text:p text:style-name="Standard"><text:tab/>The website developed is completely functional for the features Instance Management (create, terminate, suspend and resume an instance) and Volume Management (create,attach, detach, delete a volume) on Openstack.</text:p>
      <text:p text:style-name="Standard"/>
      <text:p text:style-name="P8">Details of Source Code:</text:p>
      <text:p text:style-name="Standard"/>
      <text:p text:style-name="Standard">JSPs</text:p>
      <text:p text:style-name="Standard"/>
      <text:list xml:id="list601219833" text:style-name="L4">
        <text:list-item>
          <text:p text:style-name="P5">login.jsp – This is the login page displayed on visiting the website.</text:p>
        </text:list-item>
        <text:list-item>
          <text:p text:style-name="P5">home.jsp - This is the home page that is displayed on authentication.</text:p>
        </text:list-item>
        <text:list-item>
          <text:p text:style-name="P5">listinstances.jsp - This is the page that lists the instances available on the authenticated user's account. It also gives options of suspend, resume and terminate instance.</text:p>
        </text:list-item>
        <text:list-item>
          <text:p text:style-name="P5">CI.jsp - This page provides the interface to create a new instance.</text:p>
        </text:list-item>
        <text:list-item>
          <text:p text:style-name="P5">lv.jsp - This page displays the list of volumes created by the user. It also provides options to attach or detach a volume.</text:p>
        </text:list-item>
        <text:list-item>
          <text:p text:style-name="P5">cv.jsp - This page provides an interface to create a volume.</text:p>
        </text:list-item>
        <text:list-item>
          <text:p text:style-name="P5"><text:soft-page-break/>dv.jsp - This page lists the instances and allows the user to delete a volume.</text:p>
        </text:list-item>
        <text:list-item>
          <text:p text:style-name="P5"/>
        </text:list-item>
      </text:list>
      <text:p text:style-name="Standard">Java packages:</text:p>
      <text:p text:style-name="Standard"/>
      <text:list xml:id="list1555228693" text:style-name="L3">
        <text:list-item>
          <text:p text:style-name="P4">com.dashboard.<text:span text:style-name="T1">openstack.utils – contains the api for accessing openstack.</text:span></text:p>
        </text:list-item>
        <text:list-item>
          <text:p text:style-name="P3">com.dashboard.resources – contains the internal data structures used to represent a instance in the project.</text:p>
        </text:list-item>
        <text:list-item>
          <text:p text:style-name="P3">com.dashboard.servlets – contains the servlets that service the incoming requests from the web pages.</text:p>
        </text:list-item>
        <text:list-item>
          <text:p text:style-name="P3">com.dashboard.utils – contains the utilities.</text:p>
        </text:list-item>
      </text:list>
      <text:p text:style-name="Standard"/>
      <text:p text:style-name="Standard">Javascripts</text:p>
      <text:p text:style-name="Standard"/>
      <text:list xml:id="list513133802" text:style-name="L5">
        <text:list-item>
          <text:p text:style-name="P6">CI.js – Used by CI.jsp.</text:p>
        </text:list-item>
        <text:list-item>
          <text:p text:style-name="P6">cv.js – Used by cv.jsp</text:p>
        </text:list-item>
        <text:list-item>
          <text:p text:style-name="P6">dv.js – Used by dv.jsp</text:p>
        </text:list-item>
        <text:list-item>
          <text:p text:style-name="P6">home.js <text:s/>- Used by home.jsp</text:p>
        </text:list-item>
        <text:list-item>
          <text:p text:style-name="P6">listIN.js – Used by listinstances.jsp</text:p>
        </text:list-item>
        <text:list-item>
          <text:p text:style-name="P6">login.js – Used by login.jsp</text:p>
        </text:list-item>
        <text:list-item>
          <text:p text:style-name="P6">lv.js – Used by lv.jsp</text:p>
        </text:list-item>
        <text:list-item>
          <text:p text:style-name="P6">menu.js – Used for the title bar.</text:p>
        </text:list-item>
        <text:list-item>
          <text:p text:style-name="P6">tiles.js – Used by the tiles styling.</text:p>
        </text:list-item>
      </text:list>
      <text:p text:style-name="Standard"/>
      <text:p text:style-name="Standard">CSS</text:p>
      <text:p text:style-name="Standard"/>
      <text:list xml:id="list1298545309" text:style-name="L6">
        <text:list-item>
          <text:p text:style-name="P7">CI.css – Used for the styling of CI.jsp page.</text:p>
        </text:list-item>
        <text:list-item>
          <text:p text:style-name="P7">cv.css <text:s/>- Used for the styling of cv.jsp page.</text:p>
        </text:list-item>
        <text:list-item>
          <text:p text:style-name="P7">dv.css <text:s/>- Used for the styling of dv.jsp page.</text:p>
        </text:list-item>
        <text:list-item>
          <text:p text:style-name="P7">home.css <text:s/>- Used for the styling of home.jsp page.</text:p>
        </text:list-item>
        <text:list-item>
          <text:p text:style-name="P7">listIN.css <text:s/>- Used for the styling of listinstances.jsp page.</text:p>
        </text:list-item>
        <text:list-item>
          <text:p text:style-name="P7">login_style.css <text:s/>- Used for the styling of login.jsp page.</text:p>
        </text:list-item>
        <text:list-item>
          <text:p text:style-name="P7">menu.css <text:s/>- Used for the styling of title bar.</text:p>
        </text:list-item>
        <text:list-item>
          <text:p text:style-name="P7">NewLogin.css <text:s/>- Used for the styling of login.jsp page.</text:p>
        </text:list-item>
        <text:list-item>
          <text:p text:style-name="P7">new_lv.css <text:s/>- Used for the styling of lv.jsp page.</text:p>
        </text:list-item>
        <text:list-item>
          <text:p text:style-name="P7">tiles.css - Used for the styling of tiles theme used.</text:p>
        </text:list-item>
      </text:list>
      <text:p text:style-name="Standard"/>
      <text:p text:style-name="Standard">WebContent/plugin : This folder contains the third-party plugins used for the scroller in this project.</text:p>
      <text:p text:style-name="Standard"/>
      <text:p text:style-name="P8">Future Work</text:p>
      <text:p text:style-name="Standard"/>
      <text:p text:style-name="Standard"><text:tab/>Network Management for OpenStack should be done. And the similar functionalities for AWS, etc can be implemented.</text:p>
      <text:p text:style-name="Standard"/>
      <text:p text:style-name="P8">References</text:p>
      <text:p text:style-name="Standard"/>
      <text:p text:style-name="Standard"><text:a xlink:type="simple" xlink:href="http://www.jclouds.org/documentation/index">http://www.jclouds.org/documentation/index</text:a></text:p>
      <text:p text:style-name="Standard"><text:a xlink:type="simple" xlink:href="https://github.com/jclouds/jclouds">https://github.com/jclouds/jclouds</text:a></text:p>
      <text:p text:style-name="Standard"><text:a xlink:type="simple" xlink:href="http://www.jclouds.org/documentation/userguide/installation-guide/">http://www.jclouds.org/documentation/userguide/installation-guide/</text:a></text:p>
      <text:p text:style-name="Standard"><text:a xlink:type="simple" xlink:href="https://gist.github.com/3360972">https://gist.github.com/3360972</text:a></text:p>
      <text:p text:style-name="Standard"><text:a xlink:type="simple" xlink:href="http://blog.phymata.com/2012/08/15/getting-started-with-jclouds/">http://blog.phymata.com/2012/08/15/getting-started-with-jclouds/</text:a>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ulya </meta:initial-creator>
    <meta:creation-date>2012-12-14T12:09:30</meta:creation-date>
    <dc:date>2012-12-14T13:28:03</dc:date>
    <dc:creator>amulya </dc:creator>
    <meta:editing-duration>PT46M6S</meta:editing-duration>
    <meta:editing-cycles>29</meta:editing-cycles>
    <meta:generator>LibreOffice/3.5$Linux_x86 LibreOffice_project/350m1$Build-2</meta:generator>
    <meta:document-statistic meta:table-count="0" meta:image-count="0" meta:object-count="0" meta:page-count="3" meta:paragraph-count="63" meta:word-count="544" meta:character-count="3629" meta:non-whitespace-character-count="3136"/>
  </office:meta>
</office:document-meta>
</file>